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Osoba</text:p>
          </table:table-cell>
          <table:table-cell office:value-type="string">
            <text:p>Ilość godzin</text:p>
          </table:table-cell>
          <table:table-cell table:number-columns-repeated="4"/>
        </table:table-row>
        <table:table-row table:style-name="ro1">
          <table:table-cell office:value-type="string">
            <text:p>Eliza Mocek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stawka godzinowa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Piotr Montewka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wynagrodzenie</text:p>
          </table:table-cell>
          <table:table-cell table:formula="of:=[.E2]*[.B6]" office:value-type="float" office:value="9750">
            <text:p>9750</text:p>
          </table:table-cell>
          <table:table-cell/>
        </table:table-row>
        <table:table-row table:style-name="ro1">
          <table:table-cell office:value-type="string">
            <text:p>Hubert Duś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Jędrzej Kozal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ubezpieczenie</text:p>
          </table:table-cell>
          <table:table-cell table:style-name="ce1" office:value-type="float" office:value="1.2081">
            <text:p>1,21</text:p>
          </table:table-cell>
          <table:table-cell office:value-type="string">
            <text:p>(20.81%)</text:p>
          </table:table-cell>
        </table:table-row>
        <table:table-row table:style-name="ro1">
          <table:table-cell office:value-type="string">
            <text:p>Łącznie</text:p>
          </table:table-cell>
          <table:table-cell table:formula="of:=SUM([.B2:.B5])" office:value-type="float" office:value="390">
            <text:p>390</text:p>
          </table:table-cell>
          <table:table-cell table:number-columns-repeated="2"/>
          <table:table-cell table:formula="of:=[.E3]*[.E5]" office:value-type="float" office:value="11778.975">
            <text:p>11778,9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wielkość VAT</text:p>
          </table:table-cell>
          <table:table-cell office:value-type="float" office:value="1.23">
            <text:p>1,23</text:p>
          </table:table-cell>
          <table:table-cell office:value-type="string">
            <text:p>(23%)</text:p>
          </table:table-cell>
        </table:table-row>
        <table:table-row table:style-name="ro1">
          <table:table-cell table:number-columns-repeated="3"/>
          <table:table-cell office:value-type="string">
            <text:p>podatek VAT</text:p>
          </table:table-cell>
          <table:table-cell office:value-type="float" office:value="0.23">
            <text:p>0,23</text:p>
          </table:table-cell>
          <table:table-cell table:formula="of:=[.E6]*[.E9]" office:value-type="float" office:value="2709.16425">
            <text:p>2709,16</text:p>
          </table:table-cell>
        </table:table-row>
        <table:table-row table:style-name="ro1">
          <table:table-cell table:number-columns-repeated="3"/>
          <table:table-cell office:value-type="string">
            <text:p>łączny koszt</text:p>
          </table:table-cell>
          <table:table-cell table:formula="of:=[.E6]*[.E8]" office:value-type="float" office:value="14488.13925">
            <text:p>14488,1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3.06.2018</text:date>, <text:time>14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35S</meta:editing-duration>
    <meta:editing-cycles>3</meta:editing-cycles>
    <meta:generator>OpenOffice/4.1.5$Win32 OpenOffice.org_project/415m1$Build-9789</meta:generator>
    <dc:date>2018-06-03T14:20:08.09</dc:date>
    <dc:creator>Jędrzej Kozal</dc:creator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